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e902" officeooo:paragraph-rsid="0027e902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5a8e" officeooo:paragraph-rsid="00295a8e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bd039" officeooo:paragraph-rsid="002bd039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de7d3" officeooo:paragraph-rsid="002de7d3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f2e46" officeooo:paragraph-rsid="002f2e46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23b21b" officeooo:paragraph-rsid="000c4175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rsid="001f3d35" officeooo:paragraph-rsid="00165363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normal" officeooo:rsid="0027e902" officeooo:paragraph-rsid="000c4175" style:font-size-asian="12pt" style:font-weight-asian="normal" style:font-name-complex="Helvetica" style:font-weight-complex="normal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fa0b6" officeooo:paragraph-rsid="002fa0b6" style:font-size-asian="12pt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officeooo:rsid="002fa0b6" officeooo:paragraph-rsid="002fa0b6" style:font-name-complex="Helvetica"/>
    </style:style>
    <style:style style:name="P24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25" style:family="paragraph" style:parent-style-name="Heading_20_1">
      <style:text-properties fo:font-weight="bold" style:font-weight-asian="bold"/>
    </style:style>
    <style:style style:name="P26" style:family="paragraph" style:parent-style-name="Heading_20_1">
      <style:paragraph-properties style:snap-to-layout-grid="false"/>
      <style:text-properties fo:font-weight="bold" style:font-weight-asian="bold"/>
    </style:style>
    <style:style style:name="P27" style:family="paragraph" style:parent-style-name="Heading_20_1">
      <style:text-properties style:font-name="Helvetica" style:font-name-complex="Helvetica"/>
    </style:style>
    <style:style style:name="P2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9" style:family="paragraph" style:parent-style-name="Heading_20_3">
      <style:paragraph-properties style:snap-to-layout-grid="false"/>
      <style:text-properties fo:font-weight="bold" style:font-weight-asian="bold"/>
    </style:style>
    <style:style style:name="P30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61be"/>
    </style:style>
    <style:style style:name="T2" style:family="text">
      <style:text-properties officeooo:rsid="00267c68"/>
    </style:style>
    <style:style style:name="T3" style:family="text">
      <style:text-properties officeooo:rsid="0027e902"/>
    </style:style>
    <style:style style:name="T4" style:family="text">
      <style:text-properties officeooo:rsid="00295a8e"/>
    </style:style>
    <style:style style:name="T5" style:family="text">
      <style:text-properties officeooo:rsid="002bf75f"/>
    </style:style>
    <style:style style:name="T6" style:family="text">
      <style:text-properties style:text-position="super 58%" officeooo:rsid="002bf75f"/>
    </style:style>
    <style:style style:name="T7" style:family="text">
      <style:text-properties officeooo:rsid="002de7d3"/>
    </style:style>
    <style:style style:name="T8" style:family="text">
      <style:text-properties officeooo:rsid="002df9bd"/>
    </style:style>
    <style:style style:name="T9" style:family="text">
      <style:text-properties officeooo:rsid="002fa0b6"/>
    </style:style>
    <style:style style:name="T10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4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5" text:outline-level="1">Project</text:h>
          </table:table-cell>
          <table:table-cell table:style-name="Table1.A3" table:number-columns-spanned="3" office:value-type="string">
            <text:h text:style-name="P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2">9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9.1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7">-<text:span text:style-name="T3">Work on inputs document</text:span></text:p>
            <text:p text:style-name="P19">-Work on math engine</text:p>
            <text:p text:style-name="P19">-Work on calculations controller</text:p>
            <text:p text:style-name="P19">-<text:span text:style-name="T8">Fixing input document with customer sugges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8">-<text:span text:style-name="T5">Equation of 3</text:span><text:span text:style-name="T6">rd</text:span><text:span text:style-name="T5"> degree of the M-N domain</text:span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0">-<text:span text:style-name="T5">hope to be able to test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7" text:outline-level="1">Monday</text:h>
          </table:table-cell>
          <table:table-cell table:style-name="Table4.A2" office:value-type="string">
            <text:p text:style-name="P13">18</text:p>
          </table:table-cell>
          <table:table-cell table:style-name="Table4.A2" office:value-type="string">
            <text:p text:style-name="P12">Work on input document (3)</text:p>
            <text:p text:style-name="P12">Team meeting (<text:span text:style-name="T4">2</text:span>)</text:p>
            <text:p text:style-name="P13">Work on math engine (13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14">Work on math engine (1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5">5</text:p>
          </table:table-cell>
          <table:table-cell table:style-name="Table4.A2" office:value-type="string">
            <text:p text:style-name="P14">Work on math engine (<text:span text:style-name="T7">5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5">1<text:span text:style-name="T9">3</text:span></text:p>
          </table:table-cell>
          <table:table-cell table:style-name="Table4.A2" office:value-type="string">
            <text:p text:style-name="P15">Work on math engine (<text:span text:style-name="T9">8</text:span>)</text:p>
            <text:p text:style-name="P12">Status report presentation + class (4)</text:p>
            <text:p text:style-name="P12">Team meeting (<text:span text:style-name="T7">1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2">3</text:p>
          </table:table-cell>
          <table:table-cell table:style-name="Table4.A10" office:value-type="string">
            <text:p text:style-name="P16">Work on input document (<text:span text:style-name="T9">3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3">50</text:p>
          </table:table-cell>
          <table:table-cell table:style-name="Table4.A11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9T00:06:28.441000000</dc:date>
    <meta:print-date>1998-10-09T11:53:00</meta:print-date>
    <meta:editing-cycles>43</meta:editing-cycles>
    <meta:editing-duration>PT1H45M45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47" meta:word-count="116" meta:character-count="643" meta:non-whitespace-character-count="573"/>
  </office:meta>
</office:document-meta>
</file>